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</text:p>
          </table:table-cell>
          <table:table-cell table:formula="of:=5.0584/2" office:value-type="float" office:value="2.5292" calcext:value-type="float">
            <text:p>2,5292</text:p>
          </table:table-cell>
          <table:table-cell table:formula="of:=0.0290310178946589/2" office:value-type="float" office:value="0.0145155089473295" calcext:value-type="float">
            <text:p>0,01451550894733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5 m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11.08" calcext:value-type="float">
            <text:p>511,08</text:p>
          </table:table-cell>
          <table:table-cell table:formula="of:=0.01/2/SQRT(3)" office:value-type="float" office:value="0.00288675134594813" calcext:value-type="float">
            <text:p>0,002886751345948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u(t_R)</text:p>
          </table:table-cell>
          <table:table-cell table:formula="of:=0.1/2/SQRT(6)" office:value-type="float" office:value="0.0204124145231932" calcext:value-type="float">
            <text:p>0,020412414523193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 cm^2</text:p>
          </table:table-cell>
          <table:table-cell table:number-columns-repeated="2"/>
          <table:table-cell office:value-type="string" calcext:value-type="string">
            <text:p>M = T / w</text:p>
          </table:table-cell>
          <table:table-cell office:value-type="string" calcext:value-type="string">
            <text:p>S^2</text:p>
          </table:table-cell>
          <table:table-cell office:value-type="string" calcext:value-type="string">
            <text:p>u(t_D)</text:p>
          </table:table-cell>
          <table:table-cell table:formula="of:=0.01/2/SQRT(3)" office:value-type="float" office:value="0.00288675134594813" calcext:value-type="float">
            <text:p>0,002886751345948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table:formula="of:= 2/5 * [.B2]*[.B1]^2" office:value-type="float" office:value="1307.72137890048" calcext:value-type="float">
            <text:p>1307,72137890048</text:p>
          </table:table-cell>
          <table:table-cell table:formula="of:=2/5 * SQRT(([.B1]^2*[.C2])^2 + (2*[.B2]*[.B1]*[.C1])^2)" office:value-type="float" office:value="15.0104726192549" calcext:value-type="float">
            <text:p>15,0104726192549</text:p>
          </table:table-cell>
          <table:table-cell office:value-type="string" calcext:value-type="string">
            <text:p>g cm^2</text:p>
          </table:table-cell>
          <table:table-cell table:number-columns-repeated="4"/>
          <table:table-cell office:value-type="string" calcext:value-type="string">
            <text:p>u(t) </text:p>
          </table:table-cell>
          <table:table-cell table:formula="of:=SQRT([.J2]^2+[.J3]^2)" office:value-type="float" office:value="0.0206155281280883" calcext:value-type="float">
            <text:p>0,02061552812808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formula="of:=[.B3]+[.B4]" office:value-type="float" office:value="1322.72137890048" calcext:value-type="float">
            <text:p>1322,72137890048</text:p>
          </table:table-cell>
          <table:table-cell table:formula="of:=[.C4]" office:value-type="float" office:value="15.0104726192549" calcext:value-type="float">
            <text:p>15,0104726192549</text:p>
          </table:table-cell>
          <table:table-cell office:value-type="string" calcext:value-type="string">
            <text:p>g cm^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2136" calcext:value-type="float">
            <text:p>9,2136</text:p>
          </table:table-cell>
          <table:table-cell office:value-type="float" office:value="0.0040987803063842" calcext:value-type="float">
            <text:p>0,004098780306384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5 m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06" calcext:value-type="float">
            <text:p>0,306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table:formula="of:=[.B6]-[.B7]+[.B1]" office:value-type="float" office:value="11.4368" calcext:value-type="float">
            <text:p>11,4368</text:p>
          </table:table-cell>
          <table:table-cell table:formula="of:=SQRT([.C6]^2 + [.C7]^2+[.C1]^2)" office:value-type="float" office:value="0.0152151240547031" calcext:value-type="float">
            <text:p>0,015215124054703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222" calcext:value-type="float">
            <text:p>0,222</text:p>
          </table:table-cell>
          <table:table-cell office:value-type="float" office:value="0.00836660026534076" calcext:value-type="float">
            <text:p>0,0083666002653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 m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g</text:p>
          </table:table-cell>
          <table:table-cell table:formula="of:=[.B8]*[.B10]" office:value-type="float" office:value="2.5389696" calcext:value-type="float">
            <text:p>2,5389696</text:p>
          </table:table-cell>
          <table:table-cell table:formula="of:=SQRT(([.B$8]*[.C10])^2 + ([.B10]*[.C$8])^2)" office:value-type="float" office:value="0.0957467328048326" calcext:value-type="float">
            <text:p>0,095746732804833</text:p>
          </table:table-cell>
          <table:table-cell office:value-type="string" calcext:value-type="string">
            <text:p>N cm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202" calcext:value-type="float">
            <text:p>0,202</text:p>
          </table:table-cell>
          <table:table-cell office:value-type="float" office:value="0.00447213595499957" calcext:value-type="float">
            <text:p>0,0044721359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 m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g</text:p>
          </table:table-cell>
          <table:table-cell table:formula="of:=[.B13]*[.B8]" office:value-type="float" office:value="2.3102336" calcext:value-type="float">
            <text:p>2,3102336</text:p>
          </table:table-cell>
          <table:table-cell table:formula="of:=SQRT(([.B$8]*[.C13])^2 + ([.B13]*[.C$8])^2)" office:value-type="float" office:value="0.0512391843299636" calcext:value-type="float">
            <text:p>0,051239184329964</text:p>
          </table:table-cell>
          <table:table-cell office:value-type="string" calcext:value-type="string">
            <text:p>N cm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 m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g</text:p>
          </table:table-cell>
          <table:table-cell table:formula="of:=[.B16]*[.B8]" office:value-type="float" office:value="1.829888" calcext:value-type="float">
            <text:p>1,829888</text:p>
          </table:table-cell>
          <table:table-cell table:formula="of:=SQRT(([.B$8]*[.C16])^2 + ([.B16]*[.C$8])^2)" office:value-type="float" office:value="0.00243441984875249" calcext:value-type="float">
            <text:p>0,002434419848753</text:p>
          </table:table-cell>
          <table:table-cell office:value-type="string" calcext:value-type="string">
            <text:p>N cm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‘</text:p>
          </table:table-cell>
          <table:table-cell table:style-name="ce1" office:value-type="float" office:value="0.0760155529361254" calcext:value-type="float">
            <text:p>0,076015552936125</text:p>
          </table:table-cell>
          <table:table-cell table:style-name="ce1" office:value-type="float" office:value="0.00880239366064795" calcext:value-type="float">
            <text:p>0,008802393660648</text:p>
          </table:table-cell>
          <table:table-cell office:value-type="string" calcext:value-type="string">
            <text:p>N cm s^2</text:p>
          </table:table-cell>
          <table:table-cell office:value-type="string" calcext:value-type="string">
            <text:p>Kg * m * c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<text:s/>100 000 g cm^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</text:p>
          </table:table-cell>
          <table:table-cell table:formula="of:=[.B19]/2/PI()" office:value-type="float" office:value="0.012098251001648" calcext:value-type="float">
            <text:p>0,012098251001648</text:p>
          </table:table-cell>
          <table:table-cell table:formula="of:=[.C19]/2/PI()" office:value-type="float" office:value="0.00140094446213288" calcext:value-type="float">
            <text:p>0,001400944462133</text:p>
          </table:table-cell>
          <table:table-cell office:value-type="string" calcext:value-type="string">
            <text:p>N cm s^2</text:p>
          </table:table-cell>
          <table:table-cell table:number-columns-repeated="6"/>
        </table:table-row>
        <table:table-row table:style-name="ro1">
          <table:table-cell/>
          <table:table-cell table:formula="of:=[.B22]*100000" office:value-type="float" office:value="1209.8251001648" calcext:value-type="float">
            <text:p>1209,8251001648</text:p>
          </table:table-cell>
          <table:table-cell table:formula="of:=[.C22]*100000" office:value-type="float" office:value="140.094446213288" calcext:value-type="float">
            <text:p>140,09444621328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9:55:13.063000000</meta:creation-date>
    <dc:date>2018-01-10T06:43:27.969000000</dc:date>
    <meta:editing-duration>PT1H43M31S</meta:editing-duration>
    <meta:editing-cycles>5</meta:editing-cycles>
    <meta:generator>LibreOffice/5.3.6.1$Windows_x86 LibreOffice_project/686f202eff87ef707079aeb7f485847613344eb7</meta:generator>
    <meta:document-statistic meta:table-count="1" meta:cell-count="81" meta:object-count="0"/>
    <meta:user-defined meta:name="qrichtext">1</meta:user-defined>
  </office:meta>
</office:document-meta>
</file>